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0.084cm" fo:min-width="0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16.3cm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0.3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414cm" fo:min-width="1.7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1cm" svg:x="0.2cm" svg:y="0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6.8cm" svg:height="0.4cm" svg:x="-0.3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1cm" draw:transform="rotate (0.812276233878161) translate (0.324cm 0.4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8cm" svg:height="1cm" svg:x="15cm" svg:y="0.2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8cm" svg:height="1cm" draw:transform="rotate (0.812276233878161) translate (14.4cm 0.48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0.4cm" svg:y1="1.185cm" svg:x2="0.6cm" svg:y2="8cm">
          <text:p/>
        </draw:line>
        <draw:line draw:style-name="gr4" draw:text-style-name="P3" draw:layer="layout" svg:x1="1.3cm" svg:y1="0.8cm" svg:x2="8cm" svg:y2="8cm">
          <text:p/>
        </draw:line>
        <draw:line draw:style-name="gr4" draw:text-style-name="P3" draw:layer="layout" svg:x1="0.6cm" svg:y1="8cm" svg:x2="0.8cm" svg:y2="1.2cm">
          <text:p/>
        </draw:line>
        <draw:line draw:style-name="gr4" draw:text-style-name="P3" draw:layer="layout" svg:x1="8cm" svg:y1="8cm" svg:x2="14.7cm" svg:y2="0.9cm">
          <text:p/>
        </draw:line>
        <draw:custom-shape draw:style-name="gr5" draw:text-style-name="P4" draw:layer="layout" svg:width="4.4cm" svg:height="1.3cm" draw:transform="rotate (-3.14159265358979) translate (16.1cm 9.3cm)">
          <text:p/>
          <draw:enhanced-geometry svg:viewBox="0 0 21600 21600" draw:glue-points="?f6 10800 10800 21600 ?f5 10800 10800 0" draw:text-areas="?f3 ?f3 ?f4 ?f4" draw:type="trapezoid" draw:modifiers="6365.133946421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5" draw:layer="layout" svg:width="2.335cm" svg:height="0.962cm" svg:x="12.765cm" svg:y="8.238cm">
          <draw:text-box>
            <text:p>Object</text:p>
          </draw:text-box>
        </draw:frame>
        <draw:line draw:style-name="gr4" draw:text-style-name="P3" draw:layer="layout" svg:x1="14.7cm" svg:y1="0.9cm" svg:x2="12.4cm" svg:y2="8.6cm">
          <text:p/>
        </draw:line>
        <draw:line draw:style-name="gr4" draw:text-style-name="P3" draw:layer="layout" svg:x1="12.4cm" svg:y1="8.7cm" svg:x2="1.4cm" svg:y2="0.8cm">
          <text:p/>
        </draw:line>
        <draw:custom-shape draw:style-name="gr5" draw:text-style-name="P4" draw:layer="layout" svg:width="4.4cm" svg:height="1.3cm" draw:transform="rotate (-3.14159265358979) translate (10.1cm 9.3cm)">
          <text:p/>
          <draw:enhanced-geometry svg:viewBox="0 0 21600 21600" draw:glue-points="?f6 10800 10800 21600 ?f5 10800 10800 0" draw:text-areas="?f3 ?f3 ?f4 ?f4" draw:type="trapezoid" draw:modifiers="6365.133946421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5" draw:layer="layout" svg:width="2.335cm" svg:height="0.962cm" svg:x="6.765cm" svg:y="8.238cm">
          <draw:text-box>
            <text:p>Object</text:p>
          </draw:text-box>
        </draw:frame>
        <draw:custom-shape draw:style-name="gr5" draw:text-style-name="P4" draw:layer="layout" svg:width="4.4cm" svg:height="1.3cm" draw:transform="rotate (-3.14159265358979) translate (3.1cm 9.3cm)">
          <text:p/>
          <draw:enhanced-geometry svg:viewBox="0 0 21600 21600" draw:glue-points="?f6 10800 10800 21600 ?f5 10800 10800 0" draw:text-areas="?f3 ?f3 ?f4 ?f4" draw:type="trapezoid" draw:modifiers="6365.133946421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5" draw:layer="layout" svg:width="2.335cm" svg:height="0.962cm" svg:x="-0.235cm" svg:y="8.238cm">
          <draw:text-box>
            <text:p>Object</text:p>
          </draw:text-box>
        </draw:frame>
        <draw:frame draw:style-name="gr7" draw:text-style-name="P5" draw:layer="layout" svg:width="4.591cm" svg:height="0.962cm" svg:x="1.509cm" svg:y="0.038cm">
          <draw:text-box>
            <text:p>2 lights, 1 PDs</text:p>
          </draw:text-box>
        </draw:frame>
        <draw:frame draw:style-name="gr7" draw:text-style-name="P5" draw:layer="layout" svg:width="4.591cm" svg:height="0.962cm" svg:x="9.909cm" svg:y="0cm">
          <draw:text-box>
            <text:p>2 lights, 1 P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21:40:35.734000000</meta:creation-date>
    <dc:date>2017-12-06T10:21:51.685000000</dc:date>
    <meta:editing-duration>PT10M53S</meta:editing-duration>
    <meta:editing-cycles>3</meta:editing-cycles>
    <meta:generator>LibreOffice/5.1.2.2$Windows_x86 LibreOffice_project/d3bf12ecb743fc0d20e0be0c58ca359301eb705f</meta:generator>
    <meta:document-statistic meta:object-count="19"/>
  </office:meta>
</office:document-meta>
</file>